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170090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19fdb4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1f6108"/>
    </style:style>
    <style:style style:name="T1" style:family="text">
      <style:text-properties officeooo:rsid="00170090"/>
    </style:style>
    <style:style style:name="T2" style:family="text">
      <style:text-properties officeooo:rsid="00186c0e"/>
    </style:style>
    <style:style style:name="T3" style:family="text">
      <style:text-properties officeooo:rsid="0018b485"/>
    </style:style>
    <style:style style:name="T4" style:family="text">
      <style:text-properties officeooo:rsid="0018e3f7"/>
    </style:style>
    <style:style style:name="T5" style:family="text">
      <style:text-properties officeooo:rsid="0019fdb4"/>
    </style:style>
    <style:style style:name="T6" style:family="text">
      <style:text-properties officeooo:rsid="001ab94b"/>
    </style:style>
    <style:style style:name="T7" style:family="text">
      <style:text-properties officeooo:rsid="001c2836"/>
    </style:style>
    <style:style style:name="T8" style:family="text">
      <style:text-properties officeooo:rsid="001d076b"/>
    </style:style>
    <style:style style:name="T9" style:family="text">
      <style:text-properties officeooo:rsid="001de3ef"/>
    </style:style>
    <style:style style:name="T10" style:family="text">
      <style:text-properties officeooo:rsid="001f6108"/>
    </style:style>
    <style:style style:name="T11" style:family="text">
      <style:text-properties officeooo:rsid="00213a6f"/>
    </style:style>
  </office:automatic-styles>
  <office:body>
    <office:text text:use-soft-page-breaks="true">
      <office:forms form:automatic-focus="false" form:apply-design-mode="false">
        <form:form form:name="search" form:apply-filter="true" form:control-implementation="ooo:com.sun.star.form.component.Form" office:target-frame="" xlink:href="../../..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DITH: Benjamin.<text:line-break/><text:line-break/>What are you doing? We're going to be late.<text:line-break/><text:line-break/>- JUDITH: Are you excited?<text:line-break/>- <text:span text:style-name="T1">BENJAMIN: </text:span>Yeah.<text:line-break/><text:line-break/>- JUDITH: And guess what?<text:line-break/><text:line-break/>I heated up the hot water bottle<text:line-break/>so you can sit on it while we drive.<text:line-break/></text:p>
      <text:p text:style-name="P1">- JUDITH: Benjy, I'm so glad you signed up for this.<text:line-break/><text:line-break/>I think this is gonna be<text:line-break/>a really neat opportunity for you.<text:line-break/><text:line-break/>- <text:span text:style-name="T1">MR. KEEFE: </text:span>Hey. You Benjamin?<text:line-break/>- <text:span text:style-name="T1">BENJAMIN:</text:span> Yeah.<text:line-break/><text:line-break/>- <text:span text:style-name="T1">MR. KEEFE: </text:span>I'm Mr. Keefe,<text:line-break/>the homeschool co-op advisor this year,<text:line-break/><text:line-break/>but you can call me Todd,<text:line-break/>or some people just like to call me Keefe.<text:line-break/><text:line-break/>- <text:span text:style-name="T1">MR. KEEFE: </text:span>I think you're really gonna enjoy<text:line-break/>the Cletus Festival this year.<text:line-break/><text:line-break/>It's the best writers' camp in the state.<text:line-break/><text:line-break/>- <text:span text:style-name="T1">JUDITH: </text:span>Keefe, can you tell me how much money<text:line-break/>he's gonna need for two days?<text:line-break/><text:line-break/>You think 4 bucks would be enough?<text:line-break/><text:line-break/>- <text:span text:style-name="T1">MR. KEEFE: </text:span>Uh... I'd say more like 40, maybe?<text:line-break/>- JUDITH: Really?<text:line-break/><text:line-break/>- <text:span text:style-name="T1">MR. KEEFE: </text:span>Well, we better hit the road.<text:line-break/>Got a big day tomorrow.<text:line-break/><text:line-break/><text:soft-page-break/>-<text:span text:style-name="T1">JUDITH: </text:span>Be safe.<text:line-break/><text:line-break/>Hey, Benjy.<text:line-break/><text:line-break/>Remember who you are<text:line-break/>and what you stand for.<text:line-break/><text:line-break/>JUDITH: I love you forever and ever.<text:line-break/><text:line-break/>- <text:span text:style-name="T1">MR. KEEFE: </text:span>Good morning, homeschoolers.<text:line-break/><text:line-break/>Is everybody excited<text:line-break/>for Cletus Fest or what?<text:line-break/><text:line-break/>- <text:span text:style-name="T1">CROWD: </text:span>Yeah.<text:line-break/><text:line-break/>- <text:span text:style-name="T1">MR. KEEFE: </text:span>We will be stopping for lunch<text:line-break/>at the Kozy Cafe in Echo.<text:line-break/><text:line-break/>Some of you can afford to eat there,<text:line-break/><text:line-break/>but those who can't will just eat<text:line-break/>the food they brought from home.<text:line-break/><text:line-break/>Are there any questions?<text:line-break/><text:line-break/>- TABATHA: Whether you like it or not,<text:line-break/>when you get overseas,<text:line-break/>especially to Europe, I think…</text:p>
      <text:p text:style-name="P2">- KEEFE: Right.<text:line-break/><text:line-break/>- <text:span text:style-name="T1">TABITHA: </text:span>It's different.<text:line-break/>It's totally different.<text:line-break/><text:line-break/>And you're completely infused<text:line-break/>with another energy,<text:line-break/><text:line-break/>whether you open yourself up to it or not.<text:line-break/><text:line-break/>So, I found it really, really inspiring.<text:line-break/>- <text:span text:style-name="T1">MR. KEEFE: </text:span><text:s/>Hey, Benjamin.<text:line-break/><text:line-break/><text:soft-page-break/>Come here, I want you to meet someone.<text:line-break/><text:line-break/>Benjamin,<text:line-break/>I'd like you to meet Tabatha Jenkins.<text:line-break/><text:line-break/>She's new to the co-op as well. Kind of.<text:line-break/><text:line-break/>She spent all last year as<text:line-break/>a foreign exchange student out in Europe.<text:line-break/><text:line-break/>- <text:span text:style-name="T1">BENJAMIN: </text:span>Cool. Where did you go?<text:line-break/><text:line-break/>- <text:span text:style-name="T1">TABITHA: </text:span>Brussels.<text:line-break/><text:line-break/>- <text:span text:style-name="T1">MR. KEEFE: </text:span>Benjamin is from Saltair,<text:line-break/>and he likes to write sci-fi stories.<text:line-break/><text:line-break/>- <text:span text:style-name="T1">TABITHA: </text:span>Keefe is so dang awesome.<text:line-break/><text:line-break/>- <text:span text:style-name="T1">BENJAMIN: </text:span>Yeah, he seems pretty cool.<text:line-break/><text:line-break/>- <text:span text:style-name="T1">TABITHA: </text:span>I write French mysteries, you know.<text:line-break/><text:line-break/>- <text:span text:style-name="T1">BENJAMIN: </text:span>How long you been doing that?<text:line-break/><text:line-break/>- <text:span text:style-name="T1">TABITHA: </text:span>Mainly the last six months.<text:line-break/>I write about a stable hand named Pierre.<text:line-break/><text:line-break/>Can I borrow some money<text:line-break/>to buy some tampons?<text:line-break/><text:line-break/>All my cash is still in euros and I haven't<text:line-break/>had time to change it over yet.<text:line-break/><text:line-break/>- <text:span text:style-name="T1">BENJAMIN: </text:span>What? Yeah, sure.<text:line-break/><text:line-break/>- <text:span text:style-name="T1">TABITHA: </text:span>Thanks. I owe you big time.<text:line-break/><text:line-break/>- <text:span text:style-name="T1">BENJAMIN: </text:span>Don't worry about it.<text:line-break/><text:line-break/>- <text:span text:style-name="T1">TABITHA: </text:span>Sorry, they didn't have any, so I just<text:line-break/>bought some treats for me and Lonnie.<text:line-break/><text:soft-page-break/><text:line-break/>TABATHA: Hey, can we come sit by you?<text:line-break/><text:line-break/>Hey, Lonnie, bring our stuff.<text:line-break/>Let's sit over here.<text:line-break/><text:line-break/>Benjamin, this is Lonnie Donaho.<text:line-break/><text:line-break/>- <text:span text:style-name="T1">LONNIE: </text:span>Hi.<text:line-break/>- <text:span text:style-name="T1">BENJAMIN: </text:span>Hi. Nice to meet you.<text:line-break/><text:line-break/>- <text:span text:style-name="T1">TABITHA: </text:span>He has his own video production company,<text:line-break/>Donaho Studios.<text:line-break/><text:line-break/>Since I've been away,<text:line-break/>he's been shooting my work on weekends.<text:line-break/><text:line-break/>I sent him my latest installments via e-mail.<text:line-break/><text:line-break/>It's been an amazing experience.<text:line-break/><text:line-break/>- <text:span text:style-name="T1">BENJAMIN: </text:span>How many films have you made?<text:line-break/><text:line-break/>- <text:span text:style-name="T1">LONNIE: </text:span>Mmm. Eighty-three.<text:line-break/><text:line-break/>But some are just trailers.<text:line-break/><text:line-break/>- <text:span text:style-name="T1">BENJAMIN: </text:span>Dang. That's a lot.<text:line-break/><text:line-break/>Do you produce only Tabatha's work?<text:line-break/><text:line-break/>- <text:span text:style-name="T1">LONNIE: </text:span>No. I do all kind of movies.<text:line-break/><text:line-break/>Horse movies, romance, soaps, fantasies...<text:line-break/><text:line-break/>-<text:span text:style-name="T1">TABITHA: </text:span>Hey, Lonnie, can you squirt me<text:line-break/>some of that lotion we just bought?<text:line-break/><text:line-break/>Will you give me a hand massage?<text:line-break/><text:line-break/>- <text:span text:style-name="T1">BENJAMIN: </text:span>Yeah.<text:line-break/><text:line-break/><text:soft-page-break/>Yeah, I can do that.<text:line-break/><text:line-break/>- <text:span text:style-name="T1">TABITHA: </text:span>You guys are so lucky<text:line-break/>you get to be roommates.<text:line-break/><text:line-break/>Mine just wants to eat.<text:line-break/><text:line-break/>- <text:span text:style-name="T1">BENJAMIN: </text:span>Hey. I don't think you're allowed to be here.<text:line-break/>Mr. Keefe is right next door.<text:line-break/><text:line-break/>- <text:span text:style-name="T1">TABITHA: </text:span>Relax, Benjamin,<text:line-break/>I just want to get to know you better.<text:line-break/><text:line-break/>So, when are you gonna let me read<text:line-break/>one of your stories?<text:line-break/><text:line-break/>- <text:span text:style-name="T1">BENJAMIN: </text:span>I don't know.<text:line-break/>I usually don't let people read my stuff.<text:line-break/><text:line-break/>- <text:span text:style-name="T1">TABITHA: </text:span>Why not?<text:line-break/><text:line-break/>- <text:span text:style-name="T2">BENJAMIN: </text:span>I've let my mom read a few,<text:line-break/>but they've just made her cry.<text:line-break/><text:line-break/>Most people just get sicked out<text:line-break/>and stop reading.<text:line-break/><text:line-break/>- <text:span text:style-name="T2">TABITHA: </text:span>Really? Are there romantic sequences?<text:line-break/><text:line-break/>- <text:span text:style-name="T2">BENJAMIN: </text:span>No. None of that crap. It's just some mild<text:line-break/>swearing and sci-fi violence.<text:line-break/><text:line-break/>- <text:span text:style-name="T2">TABITHA: </text:span>Well, have you tried posting<text:line-break/>any of your stories online?<text:line-break/><text:line-break/>- <text:span text:style-name="T2">BENJAMIN: </text:span>Yeah. But everybody can do that, you know.<text:line-break/><text:line-break/>I want to get published for real.<text:line-break/><text:line-break/>Ronald Chevalier had his first trilogy<text:line-break/>published when he was 15.<text:line-break/><text:line-break/><text:soft-page-break/>- <text:span text:style-name="T2">TABITHA: </text:span>Well, you'll never get anywhere<text:line-break/>by just letting your mom read your work.<text:line-break/><text:line-break/>- <text:span text:style-name="T2">BENJAMIN: </text:span>You can read this. It's called Yeast Lords.<text:line-break/><text:line-break/>- BENJAMIN: The Nad Lab was a cold,<text:line-break/>white room.<text:line-break/><text:line-break/>Bronco, the last of the Yeast Lords,<text:line-break/><text:line-break/>lay spread-eagle,<text:line-break/>strapped to a medical pod.<text:line-break/><text:line-break/>Someone had stolen his yeast,<text:line-break/>and he had gone totally ape-sh...<text:line-break/><text:line-break/>- <text:span text:style-name="T2">BRONCO: </text:span>What the crap?<text:line-break/><text:line-break/>Oh, my... My gems!<text:line-break/><text:line-break/>- <text:span text:style-name="T3">DENNIS: </text:span>Sorry, Bronco.<text:line-break/>We had to borrow one of your gonads.<text:line-break/><text:line-break/>- <text:span text:style-name="T3">BRONCO: </text:span>Daysius. I should've known it was you.<text:line-break/><text:line-break/>- <text:span text:style-name="T3">DENNIS: </text:span>Oh, I'm not the real Lord Daysius.<text:line-break/><text:line-break/>My name is Dennis.<text:line-break/>I'm one of his many clones.<text:line-break/><text:line-break/>We're all very sorry.<text:line-break/>Lord Daysius sends his regards.<text:line-break/><text:line-break/>But we're investigating ways<text:line-break/>to strengthen the military.<text:line-break/><text:line-break/>Your gonad is being used for research.<text:line-break/><text:line-break/>- <text:span text:style-name="T3">BRONCO: </text:span>You took my nads.<text:line-break/><text:line-break/>- <text:span text:style-name="T3">DENNIS: </text:span>We only took one.<text:line-break/><text:line-break/><text:soft-page-break/>- <text:span text:style-name="T3">BRONCO: </text:span>You took my nads, Dennis.<text:line-break/><text:line-break/>- <text:span text:style-name="T3">DENNIS: </text:span>I know you're upset,<text:line-break/>but we plan to give it back.<text:line-break/><text:line-break/>We'll be done with it very soon.<text:line-break/><text:line-break/>- <text:span text:style-name="T3">BRONCO: </text:span>Darn you, flippin' Daysius.<text:line-break/><text:line-break/>Get away from me with that. You hear me?<text:line-break/><text:line-break/>- <text:span text:style-name="T3">DENNIS: </text:span>Relax, Bronco. This will ease the pain.<text:line-break/><text:line-break/>- <text:span text:style-name="T3">BRONCO: </text:span>You release me, my cat's hungry.<text:line-break/><text:line-break/>Release me!<text:line-break/><text:line-break/>- <text:span text:style-name="T3">BRONCO: </text:span>You tell Lord Daysius<text:line-break/>to eat the corn out of my crap.<text:line-break/><text:line-break/>- <text:span text:style-name="T3">TABITHA: </text:span>Good night, Benjamin.<text:line-break/>I really need to think about this one.<text:line-break/><text:line-break/>- <text:span text:style-name="T3">CLETUS: </text:span>Before we commence the activities,<text:line-break/><text:line-break/>I'd like to introduce you<text:line-break/>to a very special person.<text:line-break/><text:line-break/>He is a man who has repeatedly<text:line-break/>probed our imaginations for decades.<text:line-break/><text:line-break/>A man whose canon of work has pushed<text:line-break/>the envelope of science and reason.<text:line-break/><text:line-break/>A man who has created such realistic<text:line-break/>characters, I call them friends.<text:line-break/><text:line-break/>- <text:span text:style-name="T3">BENJAMIN: </text:span>Chevalier.<text:line-break/>He's talking about Ronald Chevalier.<text:line-break/><text:line-break/>- CLETUS: Without further ado,<text:line-break/><text:line-break/><text:soft-page-break/>I give you one of the greatest<text:line-break/>science fiction authors of our time,<text:line-break/><text:line-break/>Dr. Ronald Chevalier.<text:line-break/><text:line-break/>- <text:span text:style-name="T3">CHEVALIER: </text:span>Thank you. So good to see you, Cletus.<text:line-break/><text:line-break/>- <text:span text:style-name="T3">CHEVALIER: </text:span>Greetings and salutations.<text:line-break/><text:line-break/>It is such an honor to be in the midst<text:line-break/>of so many juvescent ripe minds.<text:line-break/><text:line-break/>When I was your age,<text:line-break/>I had just completed my first trilogy,<text:line-break/><text:line-break/>a body of work you now know<text:line-break/>as The Cyborg Harpies.<text:line-break/><text:line-break/>- WOMAN: I love you, Ronald!<text:line-break/>- <text:span text:style-name="T3">CHEVALIER: </text:span>Thank you.<text:line-break/><text:line-break/>But what many people fail to recognize<text:line-break/><text:line-break/>is that I created over 49 different<text:line-break/>pieces of cover art for that trilogy.<text:line-break/><text:line-break/>- <text:span text:style-name="T3">BENJAMIN: </text:span>No way.<text:line-break/><text:line-break/>- <text:span text:style-name="T3">CHEVALIER: </text:span>In this first piece, we see an early<text:line-break/>rendering of a harpy named Linda.<text:line-break/><text:line-break/>Here, she uses her knowledge of lasers<text:line-break/>to rupture the crust of a distant moon.<text:line-break/><text:line-break/>Here is a detail of the ruptured moon crust.<text:line-break/><text:line-break/>"Must rupture the moon crust,"<text:line-break/>she's thinking.<text:line-break/><text:line-break/>- <text:span text:style-name="T3">CHEVALIER: </text:span>This is a piece that came to me in a dream<text:line-break/>when I was 11.<text:line-break/><text:line-break/><text:soft-page-break/>I call it Migration,<text:line-break/><text:line-break/>and it depicts a fleet of harpies<text:line-break/>synchronizing their mammary cannons<text:line-break/><text:line-break/>to create laser-rain.<text:line-break/><text:line-break/>A hard rain's gonna fall.<text:line-break/><text:line-break/>- <text:span text:style-name="T3">CHEVALIER: </text:span>And finally we have a youngling<text:line-break/><text:line-break/>trying to penetrate<text:line-break/>the secrets of the human mind.<text:line-break/><text:line-break/>You won't do it like that, youngling.<text:line-break/>You must use friendship.<text:line-break/><text:line-break/>Thank you.<text:line-break/><text:line-break/>- <text:span text:style-name="T3">CHEVALIER: </text:span>For the first time ever,<text:line-break/>it is my privilege to announce<text:line-break/><text:line-break/>Prism Publishing will be hosting a contest<text:line-break/><text:line-break/>for the best work submitted at this festival.<text:line-break/><text:line-break/>It will be judged by a panel<text:line-break/>of industry professionals,<text:line-break/><text:line-break/>including myself,<text:line-break/><text:line-break/>and the winner will receive<text:line-break/>a 1,000-copy release of their work<text:line-break/><text:line-break/>at selected bookstores nationwide.<text:line-break/><text:line-break/>In addition, I will personally<text:line-break/>create an original piece of cover art<text:line-break/><text:line-break/>to accompany the winning story.<text:line-break/><text:line-break/>- <text:span text:style-name="T3">CHEVALIER: </text:span>May the glistening chrome of<text:line-break/><text:soft-page-break/>the Borg Queen shed her light upon us all.<text:line-break/><text:line-break/>Amen.<text:line-break/><text:line-break/>- <text:span text:style-name="T3">CHEVALIER: </text:span>I'm assuming that most of you are here<text:line-break/>for two main reasons.<text:line-break/><text:line-break/>Alpha, you love to write fantasy fiction,<text:line-break/><text:line-break/>and beta, the character names<text:line-break/>in your stories are suffering.<text:line-break/><text:line-break/>We're going to begin with a little game<text:line-break/>which will demonstrate a theory of mine<text:line-break/><text:line-break/>known as "The Power of the Suffix."<text:line-break/><text:line-break/>- <text:span text:style-name="T3">CHEVALIER: </text:span>You. Give me the name<text:line-break/>of one of the protagonists in your fantasies.<text:line-break/><text:line-break/>- <text:span text:style-name="T3">boy: </text:span>Nebuchadnezzar.<text:line-break/><text:line-break/>- <text:span text:style-name="T3">CHEVALIER: </text:span>Oh, boy.<text:line-break/><text:line-break/>Very original.<text:line-break/><text:line-break/>I've heard that one before.<text:line-break/><text:line-break/>- <text:span text:style-name="T3">CHEVALIER: </text:span>But don't worry, need thou not be afraid,<text:line-break/><text:line-break/>for we can turn a humdrum,<text:line-break/>forgettable name like Nebuchadnezzar<text:line-break/><text:line-break/>into something magical like this...<text:line-break/><text:line-break/>Nebucoronius.<text:line-break/><text:line-break/>And it's that easy.<text:line-break/><text:line-break/>- <text:span text:style-name="T3">CHEVALIER: </text:span>We can add "onius," "ainous," or "anous"<text:line-break/><text:line-break/>to just about anything,<text:line-break/><text:soft-page-break/>and it becomes magical.<text:line-break/><text:line-break/>- <text:span text:style-name="T3">CHEVALIER: </text:span>You. Give me the name<text:line-break/>of one of your central protags.<text:line-break/><text:line-break/>- <text:span text:style-name="T3">BENJAMIN: </text:span>Bronco.<text:line-break/><text:line-break/>- <text:span text:style-name="T3">CHEVALIER: </text:span>What is he, a centaur?<text:line-break/><text:line-break/>- <text:span text:style-name="T3">BENJAMIN: </text:span>No.<text:line-break/><text:line-break/>- <text:span text:style-name="T3">CHEVALIER: </text:span>Does he shape-shift into equine form ever?<text:line-break/><text:line-break/>- <text:span text:style-name="T3">BENJAMIN: </text:span>No, he's just a man.<text:line-break/><text:line-break/>- <text:span text:style-name="T3">CHEVALIER: </text:span>Well, then, I would...<text:line-break/>I would lose the "C" immediately,<text:line-break/><text:line-break/>and I'd replace it with an "L." Bronlonius.<text:line-break/><text:line-break/>And if he's part of a traveling clan,<text:line-break/><text:line-break/>his clansfellow could call him<text:line-break/>Bronlo for short,<text:line-break/><text:line-break/>except on formal occasions.<text:line-break/><text:line-break/>- CHEVALIER: Yes?<text:line-break/><text:line-break/>- <text:span text:style-name="T3">GIRL: </text:span>What about names found in troll colonies?<text:line-break/><text:line-break/>- <text:span text:style-name="T3">CHEVALIER: </text:span>In troll colonies,<text:line-break/>well, that's a different matter.<text:line-break/><text:line-break/>Give me an example.<text:line-break/><text:line-break/>- <text:span text:style-name="T3">GIRL: </text:span>One of my trolls is named Teacup.<text:line-break/><text:line-break/>- <text:span text:style-name="T3">CHEVALIER: </text:span>I don't like it.<text:line-break/>I would go with Trojainous every time.<text:line-break/><text:line-break/>- CHEVALIER: Yes?<text:line-break/><text:soft-page-break/><text:line-break/>- <text:span text:style-name="T3">GIRL: </text:span>But I still like the name Teacup better.<text:line-break/><text:line-break/>- <text:span text:style-name="T3">CHEVALIER: </text:span>It's not a...<text:line-break/><text:line-break/>It's not a question of liking it better,<text:line-break/>it's just I'm, as an author,<text:line-break/><text:line-break/>picturing myself as a troll mother.<text:line-break/><text:line-break/>I have just given birth<text:line-break/>to a litter of troll cubs.<text:line-break/><text:line-break/>They're covered in placentae,<text:line-break/>pawing at my many teats<text:line-break/><text:line-break/>for the vital, life-giving colostrum.<text:line-break/><text:line-break/>I'm not thinking, "Hmm, Teacup," am I?<text:line-break/><text:line-break/>It's just not believable.<text:line-break/><text:line-break/>And if I don't believe it,<text:line-break/>the reader doesn't believe it.<text:line-break/><text:line-break/>-<text:span text:style-name="T3">CHEVALIER: </text:span>Trojainous. Troka Kahn. Trody.<text:line-break/><text:line-break/>Names in this vein.<text:line-break/><text:line-break/>If female, Trojana.<text:line-break/><text:line-break/>Yes?<text:line-break/><text:line-break/>- <text:span text:style-name="T3">BOY: </text:span>I thought trolls were supposed<text:line-break/>to be named after resources, like trees.<text:line-break/><text:line-break/>- <text:span text:style-name="T3">CHEVALIER: </text:span>Are you telling me<text:line-break/>what trolls are named after?<text:line-break/><text:line-break/>You do realize I am the author of Troll, Ho.<text:line-break/><text:line-break/>Because it all boils down to species.<text:line-break/><text:soft-page-break/><text:line-break/>Are they tree-dwellers,<text:line-break/>bridge-dwellers, subterranean?<text:line-break/><text:line-break/>A troll wouldn't come up<text:line-break/>with a name like Teacup, a little girl would.<text:line-break/><text:line-break/>Trojainous.<text:line-break/><text:line-break/>- <text:span text:style-name="T3">TABITHA: </text:span>How was the workshop?<text:line-break/><text:line-break/>- <text:span text:style-name="T3">BENJAMIN: </text:span>I don't know.<text:line-break/>Chevalier seems kind of full of himself.<text:line-break/><text:line-break/>He's kind of lame.<text:line-break/><text:line-break/>- <text:span text:style-name="T3">TABITHA: </text:span>Really? I think he's gorgeous.<text:line-break/><text:line-break/>- <text:span text:style-name="T3">BENJAMIN: </text:span>He's not gonna like my story,<text:line-break/>the names are all wrong.<text:line-break/><text:line-break/>- <text:span text:style-name="T3">TABITHA: </text:span>Oh, I don't think so.<text:line-break/><text:line-break/>- <text:span text:style-name="T3">BENJAMIN: </text:span>What do you mean?<text:line-break/><text:line-break/>- <text:span text:style-name="T3">TABITHA: </text:span>Well, I thought your story was really good.<text:line-break/><text:line-break/>- <text:span text:style-name="T3">BENJAMIN: </text:span>Really?<text:line-break/><text:line-break/>I thought you didn't like it.<text:line-break/>Last night you seemed offended.<text:line-break/><text:line-break/>- <text:span text:style-name="T3">TABITHA: </text:span>No. I... I actually thought<text:line-break/>it was kind of amazing.<text:line-break/><text:line-break/>What inspired it?<text:line-break/>Some weird surgery you had?<text:line-break/><text:line-break/>- <text:span text:style-name="T3">BENJAMIN: </text:span>I wanted to write a story for my dad.<text:line-break/><text:line-break/>He kind of died when I was young.<text:line-break/><text:line-break/><text:soft-page-break/>- <text:span text:style-name="T3">TABITHA: </text:span>Oh, gosh, I'm so sorry.<text:line-break/><text:line-break/>- <text:span text:style-name="T3">BENJAMIN: </text:span>He was real brave.<text:line-break/>He was a game warden, an explorer.<text:line-break/><text:line-break/>- <text:span text:style-name="T3">TABITHA: </text:span>I see. So Bronco is kind of like your dad,<text:line-break/><text:line-break/>and his gonads are his seed,<text:line-break/>which means the gonads are you.<text:line-break/><text:line-break/>That's why they're so precious.<text:line-break/><text:line-break/>- <text:span text:style-name="T3">TABITHA: </text:span>Well, you know, like all great writers,<text:line-break/><text:line-break/>you're gonna have to go through<text:line-break/>a lot of crap,<text:line-break/><text:line-break/>but someday your junk will be seen by all,<text:line-break/>and it will be awesome.<text:line-break/><text:line-break/>I truly believe that.<text:line-break/><text:line-break/>- <text:span text:style-name="T3">BENJAMIN: </text:span>Thanks, Tabatha.<text:line-break/><text:line-break/>- <text:span text:style-name="T3">CHEVALIER: </text:span>Chevalier.<text:line-break/><text:line-break/>- MERVE: Ronald, how's<text:line-break/>the conference going? Any contenders?<text:line-break/><text:line-break/>- <text:span text:style-name="T3">CHEVALIER: </text:span>Well, let me read you a passage<text:line-break/>from what I'm reading right now.<text:line-break/><text:line-break/>"Pierre used to be a jockey in college.<text:line-break/><text:line-break/>"He loves to have rice pudding with his tea.<text:line-break/><text:line-break/>"He loves solving animal murders.<text:line-break/><text:line-break/>"Pierre has two horses,<text:line-break/>Jacques and Paris France, both girls.<text:line-break/><text:line-break/>"He rides Paris France<text:line-break/><text:soft-page-break/>on the brick roads in London,<text:line-break/><text:line-break/>"looking for mysterious things.<text:line-break/><text:line-break/>"He rides Jacques for pleasure."<text:line-break/><text:line-break/>- <text:span text:style-name="T3">CHEVALIER: </text:span>Merve, never make me do<text:line-break/>another one of these things again.<text:line-break/><text:line-break/>These kids are a joke.<text:line-break/><text:line-break/>- <text:span text:style-name="T3">MERVE: </text:span>Ronald, as your publisher,<text:line-break/><text:line-break/>it's not a bad idea to get in touch<text:line-break/>with your audience once in a while.<text:line-break/><text:line-break/>- <text:span text:style-name="T3">CHEVALIER: </text:span>All right.<text:line-break/><text:line-break/>Listen, Merve, did you have a chance<text:line-break/>to look at the Sandcastle Diaries yet?<text:line-break/><text:line-break/>- <text:span text:style-name="T3">MERVE: </text:span>Ronald, I'll cut to the chase. It's horrible.<text:line-break/><text:line-break/>We can't publish it. It won't sell.<text:line-break/><text:line-break/>Unless you can give us something<text:line-break/>worth taking to print,<text:line-break/><text:line-break/>we're just gonna have to let you go.<text:line-break/><text:line-break/>-<text:span text:style-name="T3">CHEVALIER: </text:span>Merve, Merve, wait.<text:line-break/><text:line-break/>Moon Fetus.<text:line-break/><text:line-break/>A fetus is found on a moon base.<text:line-break/><text:line-break/>That's the premise.<text:line-break/><text:line-break/>- <text:span text:style-name="T3">MERVE: </text:span>I'll talk to you later.<text:line-break/><text:line-break/>- BENJAMIN: Bronco cried out in pain<text:line-break/>as he sat on the shore of Goose Lake,<text:line-break/><text:soft-page-break/><text:line-break/>trying to sew his junk back on.<text:line-break/><text:line-break/>(GROANING)<text:line-break/><text:line-break/>- <text:span text:style-name="T4">VANAYA: </text:span>Excuse me.<text:line-break/>- <text:span text:style-name="T4">BRONCO: </text:span>What?<text:line-break/><text:line-break/>- <text:span text:style-name="T4">VANAYA: </text:span>Is this your pudding?<text:line-break/><text:line-break/>- <text:span text:style-name="T4">BRONCO: </text:span>What do you want?<text:line-break/><text:line-break/>Hey!<text:line-break/><text:line-break/>- <text:span text:style-name="T4">BRONCO: </text:span>That was my backup nad.<text:line-break/><text:line-break/>- <text:span text:style-name="T4">VANAYA: </text:span>I'm sorry.<text:line-break/><text:line-break/>Was it a fancy pudding?<text:line-break/><text:line-break/>- <text:span text:style-name="T4">VANAYA: </text:span>I know who you are.<text:line-break/><text:line-break/>- <text:span text:style-name="T4">BRONCO: </text:span>Say what?<text:line-break/><text:line-break/>- <text:span text:style-name="T4">VANAYA: </text:span>Our fathers fought valiantly<text:line-break/>and were victorious in the Battle of Shiroh.<text:line-break/><text:line-break/>I was but a child then,<text:line-break/>maybe you don't remember.<text:line-break/><text:line-break/>- <text:span text:style-name="T4">VANAYA: </text:span>When your father died<text:line-break/>at the hands of Daysius,<text:line-break/><text:line-break/>your mother wept so hard<text:line-break/>that her milk dried.<text:line-break/><text:line-break/>To keep you alive,<text:line-break/>we shared suckle at my mother's breast.<text:line-break/><text:line-break/>- <text:span text:style-name="T4">BRONCO: </text:span>Vanaya?<text:line-break/><text:line-break/>- <text:span text:style-name="T4">VANAYA: </text:span>It is I.<text:line-break/><text:soft-page-break/>- <text:span text:style-name="T4">BRONCO: </text:span>I don't believe that.<text:line-break/><text:line-break/>- <text:span text:style-name="T4">VANAYA: </text:span>My family is dead.<text:line-break/><text:line-break/>My brother and I have been forced<text:line-break/>to work in the yeast factories<text:line-break/><text:line-break/>ever since the epidemic.<text:line-break/><text:line-break/>- <text:span text:style-name="T4">BRONCOl </text:span>You have a brother?<text:line-break/>- <text:span text:style-name="T4">VANAYAl </text:span>Yes.<text:line-break/><text:line-break/>His name is Kanaya.<text:line-break/><text:line-break/>He doesn't speak.<text:line-break/><text:line-break/>But he's very handy<text:line-break/>with powders and gizmos and such.<text:line-break/><text:line-break/>He can build anything.<text:line-break/><text:line-break/>- <text:span text:style-name="T4">BRONCOl </text:span>What y'all... What y'all want from me?<text:line-break/><text:line-break/>- <text:span text:style-name="T4">VANAYA: </text:span>Let us come with you.<text:line-break/><text:line-break/>Together, we can destroy<text:line-break/>Lord Daysius once and for all.<text:line-break/><text:line-break/>We shall begin a new yeast colony,<text:line-break/>just like when we were children.<text:line-break/><text:line-break/>- <text:span text:style-name="T4">BRONCO: </text:span>Well, that's my dream,<text:line-break/>but there's only one problem.<text:line-break/><text:line-break/>They got my reproductives, Vanaya.<text:line-break/><text:line-break/>Daysius is gonna build himself an army<text:line-break/>using my seed.<text:line-break/><text:line-break/>I can't let that happen.<text:line-break/>His power's become unruly.<text:line-break/><text:line-break/><text:soft-page-break/>- <text:span text:style-name="T4">BRONCO: </text:span>You know how weird that'd be,<text:line-break/>a bunch of gorgeous yeast lords<text:line-break/><text:line-break/>with my face, running around,<text:line-break/>making dang fools of themselves?<text:line-break/><text:line-break/>I'm sorry, Vanaya, I have to do this alone.<text:line-break/><text:line-break/>You and Kanaya would just be dead weight,<text:line-break/>big time.<text:line-break/><text:line-break/>Gotta cut bait on this deal.<text:line-break/><text:line-break/>Krolaxx, come on. Come on, Krolaxx.<text:line-break/><text:line-break/>- <text:span text:style-name="T4">VANAYA: </text:span>We know where<text:line-break/>Daysius is hiding your yeast, Bronco.<text:line-break/><text:line-break/>- <text:span text:style-name="T4">BRONCO: </text:span>Yeah, right.<text:line-break/><text:line-break/>I can smell a cache<text:line-break/>of yeast cakes 40 mile off.<text:line-break/><text:line-break/>- <text:span text:style-name="T4">VANAYA: </text:span>It's being held in<text:line-break/>a mountain fortress just north of here.<text:line-break/><text:line-break/>I can show you.<text:line-break/><text:line-break/>Kanaya and I just escaped<text:line-break/>from the yeast factory there.<text:line-break/><text:line-break/>If you don't believe me, smell my breath.<text:line-break/><text:line-break/>- <text:span text:style-name="T4">BRONCOl </text:span>Tastes like homemade licorice.<text:line-break/><text:line-break/>Take me there.<text:line-break/><text:line-break/>Take me to your yeast factory.<text:line-break/><text:line-break/>I am your soldier.<text:line-break/><text:line-break/>- JUDITH: I know<text:line-break/><text:soft-page-break/>you like wearing your dad's old clothes,<text:line-break/><text:line-break/>but while you were at Cletus Fest,<text:line-break/>I got you some new shoes.<text:line-break/><text:line-break/>Only $5, clearance sale at Haymart.<text:line-break/><text:line-break/>- <text:span text:style-name="T4">BENJAMIN: </text:span>These are girls' shoes, Mom.<text:line-break/><text:line-break/>- <text:span text:style-name="T4">JUDITH: </text:span>Oh, shoot.<text:line-break/><text:line-break/>I thought they were skipper shoes.<text:line-break/><text:line-break/>How about some good news?<text:line-break/><text:line-break/>I got really inspired about my collection,<text:line-break/><text:line-break/>and I came up with a bunch of new designs.<text:line-break/><text:line-break/>Do you mind if I run a few of them by you?<text:line-break/><text:line-break/>- <text:span text:style-name="T4">BENJAMIN: </text:span>Okay.<text:line-break/><text:line-break/>- <text:span text:style-name="T4">JUDITH: </text:span>I've changed the name of my collection<text:line-break/>to Decent Beginnings.<text:line-break/><text:line-break/>I liked it 'cause I thought<text:line-break/>it had a wholesome ring,<text:line-break/><text:line-break/>but I was hoping<text:line-break/>it could appeal to a younger market.<text:line-break/><text:line-break/>- <text:span text:style-name="T4">JUDITH: </text:span>Now, my first one is called Front Pew.<text:line-break/><text:line-break/>Now what I did was I extended<text:line-break/>the hemline down like that,<text:line-break/><text:line-break/>so it brings the attention<text:line-break/>back up to the eyes.<text:line-break/><text:line-break/>And this one, it's breakfast-inspired.<text:line-break/><text:line-break/><text:soft-page-break/>It's called Simply Cinnamon.<text:line-break/><text:line-break/>I'm gonna make it out of some beach<text:line-break/>towels with some burlap fringe.<text:line-break/><text:line-break/>This one is called Righteous Dew.<text:line-break/><text:line-break/>Your father would've just loved this one.<text:line-break/><text:line-break/>This one's called Reachable Dream,<text:line-break/><text:line-break/>because all of our dreams are reachable,<text:line-break/>Benjy, even yours.<text:line-break/><text:line-break/>- <text:span text:style-name="T4">BENJAMIN: </text:span>Hi. Welcome to LeVonne's.<text:line-break/><text:line-break/>- <text:span text:style-name="T4">CUSTOMER: </text:span>Can I look at that salmon gown?<text:line-break/><text:line-break/>- <text:span text:style-name="T4">BENJAMIN: </text:span>Certainly.<text:line-break/><text:line-break/>This is a very practical design from<text:line-break/>LeVonne's new Sunset Plains edition.<text:line-break/><text:line-break/>- CUSTOMER: Well, how much is it?<text:line-break/><text:line-break/>- <text:span text:style-name="T4">BENJAMIN: </text:span>This treasure right here<text:line-break/>is on sale today for $79.95.<text:line-break/><text:line-break/>- <text:span text:style-name="T4">CUSTOMER: </text:span>Well, that's a rip-off.<text:line-break/><text:line-break/>- <text:span text:style-name="T5">BENJAMIN: </text:span>Hey. What are you guys doing here?<text:line-break/><text:line-break/>- <text:span text:style-name="T5">TABITHA: </text:span>Lonnie's stepsister runs<text:line-break/>the Navajo Taco stand.<text:line-break/><text:line-break/>- <text:span text:style-name="T5">BENJAMIN: </text:span>They make a really good taco.<text:line-break/><text:line-break/>- <text:span text:style-name="T5">TABITHA: </text:span>So, I noticed you left Cletus early.<text:line-break/><text:line-break/>- <text:span text:style-name="T5">BENJAMIN: </text:span>Yeah, I had to come back and<text:line-break/>help my mom with the trade show.<text:line-break/><text:line-break/><text:soft-page-break/>When do we get our manuscripts back?<text:line-break/><text:line-break/>- <text:span text:style-name="T5">TABITHA: </text:span>Well, we got ours at the end of camp.<text:line-break/>Maybe they'll mail yours.<text:line-break/><text:line-break/>But don't you have another copy?<text:line-break/><text:line-break/>Because I really think Lonnie should read it.<text:line-break/><text:line-break/>He has connections<text:line-break/>in the audiovisual industry.<text:line-break/><text:line-break/>He might know someone<text:line-break/>that could help get you published.<text:line-break/><text:line-break/>- <text:span text:style-name="T5">BENJAMIN: </text:span>Are you serious?<text:line-break/><text:line-break/>- <text:span text:style-name="T5">LONNIE: </text:span>Mmm.<text:line-break/><text:line-break/>- <text:span text:style-name="T5">TABITHA: </text:span>Well, it was so nice<text:line-break/>to see you, Benjamin. Bye.<text:line-break/><text:line-break/>- <text:span text:style-name="T5">BENJAMIN: </text:span>Oh, okay.<text:line-break/><text:line-break/>- <text:span text:style-name="T5">CHEVALIER: </text:span>Bronco.<text:line-break/><text:line-break/>I can do better.<text:line-break/><text:line-break/>Broncanuss.<text:line-break/><text:line-break/>Broncaho.<text:line-break/><text:line-break/>Not quite.<text:line-break/><text:line-break/>Brutus.<text:line-break/><text:line-break/>Forgive me.<text:line-break/><text:line-break/>Cyclops there.<text:line-break/><text:line-break/>Cyclops there.<text:line-break/><text:line-break/><text:soft-page-break/>- CHEVALIER: Brutus and Venonka surveyed<text:line-break/>the yeast factory,<text:line-break/><text:line-break/>looking for an Achilles'heel.<text:line-break/><text:line-break/>There was none.<text:line-break/><text:line-break/>- <text:span text:style-name="T5">BRUTUS: </text:span>Cyclops there. Cyclops there.<text:line-break/><text:line-break/>Cyclops there.<text:line-break/><text:line-break/>Turrets.<text:line-break/><text:line-break/>Moon buggies.<text:line-break/><text:line-break/>Oh, my holy crap.<text:line-break/><text:line-break/>Surveillance does.<text:line-break/><text:line-break/>I hate those.<text:line-break/><text:line-break/>This is ridiculous. That's the most<text:line-break/>well-guarded yeast factory I've ever seen.<text:line-break/><text:line-break/>- <text:span text:style-name="T5">BRUTUS: </text:span>Kenonka. Kenonka.<text:line-break/><text:line-break/>Show me your bag of secrets.<text:line-break/><text:line-break/>What's all this crap?<text:line-break/><text:line-break/>I thought you said he was good at making<text:line-break/>bombs and robots and stuff.<text:line-break/><text:line-break/>- <text:span text:style-name="T5">VENONKA: </text:span>What I meant to say was<text:line-break/>he likes collecting things.<text:line-break/><text:line-break/>- BRUTUS: What's he doing now?<text:line-break/><text:line-break/>- VENONKA: I don't know.<text:line-break/>He must have found something.<text:line-break/><text:line-break/>- BRUTUS: I'm not seeing it.<text:line-break/><text:soft-page-break/><text:line-break/>I'm not seeing results.<text:line-break/><text:line-break/>All I see is a bunch of organic waste.<text:line-break/><text:line-break/>- BRUTUS: What did he find, the genius?<text:line-break/><text:line-break/>Wait a sec.<text:line-break/><text:line-break/>Well, it's not a clean yeast.<text:line-break/><text:line-break/>It's just a fungus beef<text:line-break/>sharing a few yeast-like properties.<text:line-break/><text:line-break/>'Tis ripe and delicious, though.<text:line-break/><text:line-break/>Watch this.<text:line-break/><text:line-break/>- <text:span text:style-name="T5">BRUTUS: </text:span>All right, let's give it a little test.<text:line-break/><text:line-break/>Not bad.<text:line-break/><text:line-break/>It's pretty good yeast.<text:line-break/><text:line-break/>This isn't bad.<text:line-break/><text:line-break/>This is pretty good.<text:line-break/><text:line-break/>It's not concentrate,<text:line-break/>but it's pretty darn good.<text:line-break/><text:line-break/>Ha ha, whoopee!<text:line-break/><text:line-break/>- <text:span text:style-name="T5">CHEVALIER: </text:span>I like it.<text:line-break/><text:line-break/>I like it.<text:line-break/><text:line-break/>- JUDITH: Hey, Benjamin, come here.<text:line-break/>I want you to meet someone.<text:line-break/><text:line-break/>Benjamin.<text:line-break/><text:line-break/><text:soft-page-break/>I want you to meet Dusty,<text:line-break/>your new Guardian Angel.<text:line-break/><text:line-break/>- <text:span text:style-name="T5">BENJAMIN: </text:span>What?<text:line-break/><text:line-break/>- <text:span text:style-name="T5">JUDITH: </text:span>Well, I noticed you didn't have any friends,<text:line-break/><text:line-break/>so I signed you up<text:line-break/>for the Guardian Angel program at church.<text:line-break/><text:line-break/>I thought maybe you two could go out<text:line-break/>in the back and get to know each other<text:line-break/><text:line-break/>while I grill up some cod.<text:line-break/><text:line-break/>- JUDITH: Oh, my word.<text:line-break/><text:line-break/>That's all right.<text:line-break/><text:line-break/>Maybe I have some paper towel.<text:line-break/><text:line-break/>- JUDITH: Oh, my goodness.<text:line-break/><text:line-break/>- <text:span text:style-name="T5">DUSTY: </text:span>Your mom's smoking hot.<text:line-break/><text:line-break/>- <text:span text:style-name="T5">BENJAMIN: </text:span>What?<text:line-break/><text:line-break/>- <text:span text:style-name="T5">DUSTY: </text:span>Shh!<text:line-break/><text:line-break/>- <text:span text:style-name="T5">BENJAMIN: </text:span>What is that?<text:line-break/><text:line-break/>- <text:span text:style-name="T5">DUSTY: </text:span>It's rat poison and some of my poo.<text:line-break/><text:line-break/>- <text:span text:style-name="T5">BENJAMIN: </text:span>Sick. Is it lethal?<text:line-break/><text:line-break/>- <text:span text:style-name="T5">DUSTY: </text:span>No. I don't know. Maybe.<text:line-break/><text:line-break/>Here, you try it.<text:line-break/><text:line-break/>- <text:span text:style-name="T5">BENJAMIN: </text:span>I can't.<text:line-break/><text:line-break/>- <text:span text:style-name="T5">DUSTY: </text:span>Dude, it's the circle of life. Go for it.<text:line-break/><text:soft-page-break/><text:line-break/><text:line-break/>- CHEVALIER: Centaur lover<text:line-break/><text:line-break/>Centaur lover.</text:p>
      <text:p text:style-name="P3"><text:line-break/>Chevalier.<text:line-break/><text:line-break/>- <text:span text:style-name="T5">MERVE: </text:span>Ronald, it's Merve.<text:line-break/>- <text:span text:style-name="T5">CHEVALIER: </text:span>Yes?<text:line-break/><text:line-break/>- <text:span text:style-name="T5">MERVE: </text:span>I don't know where this came from,<text:line-break/>but it's fantastic.<text:line-break/><text:line-break/>- <text:span text:style-name="T5">CHEVALIER: </text:span>Really? You like it?<text:line-break/><text:line-break/>- <text:span text:style-name="T5">MERVE: </text:span>I haven't even finished reading it,<text:line-break/>I've already approved it for print.<text:line-break/><text:line-break/>- <text:span text:style-name="T5">CHEVALIER: </text:span>That's amazing.<text:line-break/><text:line-break/>- <text:span text:style-name="T5">MERVE: </text:span>I mean, it's a little jarring in places,<text:line-break/>but I think it's gonna sell really well.<text:line-break/><text:line-break/>- <text:span text:style-name="T5">CHEVALIER: </text:span>Are you sure, Merve?<text:line-break/><text:line-break/>I've just completed the cover art<text:line-break/>for Star Bracelets.<text:line-break/><text:line-break/>- <text:span text:style-name="T5">MERVE: </text:span>No, no, no, I want you to start doing<text:line-break/>preliminary sketches<text:line-break/><text:line-break/>of Brutus and his dog, Balzaak.<text:line-break/><text:line-break/>- <text:span text:style-name="T5">CHEVALIER: </text:span>Yes. Yes, I'll get right on it.<text:line-break/><text:line-break/>- <text:span text:style-name="T5">MERVE: </text:span>You're back to your old self.<text:line-break/>Congratulations, Ronald.<text:line-break/><text:line-break/>- <text:span text:style-name="T5">CHEVALIER: </text:span>Thank you, Merve.<text:line-break/>- <text:span text:style-name="T5">MERVE: </text:span>No, thank you.<text:line-break/><text:line-break/><text:soft-page-break/>- <text:span text:style-name="T5">BENJAMIN: </text:span>Mom.<text:line-break/>- <text:span text:style-name="T5">JUDITH: </text:span>What?<text:line-break/><text:line-break/>- <text:span text:style-name="T5">BENJAMIN: </text:span>You're not bleeding, it's just water.<text:line-break/><text:line-break/>- <text:span text:style-name="T5">JUDITH: </text:span>What?<text:line-break/><text:line-break/>My gelee insert.<text:line-break/><text:line-break/>- <text:span text:style-name="T5">BENJAMIN: </text:span>You're gonna be okay.<text:line-break/><text:line-break/>Hello?<text:line-break/><text:line-break/>- TAB<text:span text:style-name="T5">I</text:span>THA: May I please speak<text:line-break/>to Mr. Benjamin Purvis?<text:line-break/><text:line-break/>- <text:span text:style-name="T5">BENJAMIN: </text:span>Tabatha?<text:line-break/><text:line-break/>- <text:span text:style-name="T5">TABITHA: </text:span>I'm calling you on behalf of Donaho Studios.<text:line-break/><text:line-break/>Lonnie thinks he wants<text:line-break/>to produce Yeast Lords.<text:line-break/><text:line-break/>- <text:span text:style-name="T5">BENJAMIN: </text:span>Are you serious?<text:line-break/>He wants to make it into a movie?<text:line-break/><text:line-break/>- <text:span text:style-name="T5">TABITHA: </text:span>Mmm-hmm. It's gonna be<text:line-break/>our next major motion picture.<text:line-break/><text:line-break/>We'd like for you to come down<text:line-break/>to Donaho Studios to discuss.<text:line-break/><text:line-break/>Also, could you play a role in the movie<text:line-break/>that we're shooting right now?<text:line-break/><text:line-break/>The sooner we finish it,<text:line-break/>the sooner that we can start yours.<text:line-break/><text:line-break/>- <text:span text:style-name="T5">BENJAMIN: </text:span>Yeah.<text:line-break/><text:line-break/>Yeah, totally. I'd be honored.<text:line-break/>What's it about?<text:line-break/><text:soft-page-break/><text:line-break/>- <text:span text:style-name="T5">TABITHA: </text:span>It's a romantic story I wrote.<text:line-break/>You would be perfect.<text:line-break/><text:line-break/>And also, since your mom<text:line-break/>works for LeVonne's,<text:line-break/><text:line-break/>do you think you could<text:line-break/>bring some nightgowns?<text:line-break/><text:line-break/>'Cause we are in desperate need<text:line-break/>of sexy nightwear.<text:line-break/><text:line-break/>- <text:span text:style-name="T5">BENJAMIN: </text:span>That's fine. Yeah, I could do that.<text:line-break/><text:line-break/>- <text:span text:style-name="T5">TABITHA: </text:span>Okay, great. So, we'll see you soon.<text:line-break/><text:line-break/>And congratulations, Benjamin.<text:line-break/>This is a very big deal.<text:line-break/><text:line-break/>- <text:span text:style-name="T5">LONNIE: </text:span>Are these the nighties?<text:line-break/><text:line-break/>- <text:span text:style-name="T5">BENJAMIN: </text:span>Yeah. We have to be really careful<text:line-break/>with them, though.<text:line-break/><text:line-break/>Hey, Lonnie, what are my lines?<text:line-break/><text:line-break/>- TABATHA: Okay, guys,<text:line-break/>we've just got two more scenes,<text:line-break/><text:line-break/>and then this trailer will be done.<text:line-break/><text:line-break/>- LONNIE: Headphone, please.<text:line-break/><text:line-break/>And...<text:line-break/><text:line-break/>Action.<text:line-break/><text:line-break/>- <text:span text:style-name="T5">BENJAMIN: </text:span>Mmm. You like?<text:line-break/><text:line-break/>- <text:span text:style-name="T5">BENJAMIN: </text:span>Cut!<text:line-break/><text:line-break/><text:soft-page-break/>Lonnie! You can't do that.<text:line-break/>That's an $80 Don Carlos.<text:line-break/><text:line-break/>- <text:span text:style-name="T5">LONNIE: </text:span>Excuse me?<text:line-break/><text:line-break/>- <text:span text:style-name="T5">BENJAMIN: </text:span>I don't even think<text:line-break/>we were supposed to take the tags off.<text:line-break/><text:line-break/>I'm sorry. I'm sorry. I can't do this.<text:line-break/>This movie's gonna suck.<text:line-break/><text:line-break/>- TABATHA: Benjamin.<text:line-break/><text:line-break/>No, Benjamin, wait, I'm sorry.<text:line-break/><text:line-break/>Look, it was Lonnie's idea, not mine.<text:line-break/><text:line-break/>And I'll have my people restore it<text:line-break/>with scrap linens.<text:line-break/><text:line-break/>- <text:span text:style-name="T5">BENJAMIN: </text:span>Tabatha, me and my mom are<text:line-break/>gonna be out, like, 100 bucks now.<text:line-break/><text:line-break/>We can't afford that.<text:line-break/><text:line-break/>- <text:span text:style-name="T5">TABITHA: </text:span>Benjamin, look,<text:line-break/><text:line-break/>Lonnie has come into<text:line-break/>some serious cash lately.<text:line-break/><text:line-break/>- <text:span text:style-name="T5">BENJAMIN: </text:span>What does that mean?<text:line-break/><text:line-break/>- <text:span text:style-name="T5">TABITHA: </text:span>Benjamin, Lonnie wants<text:line-break/>to pay you for Yeast Lords.<text:line-break/><text:line-break/>- <text:span text:style-name="T5">BENJAMIN: </text:span>Are you serious?<text:line-break/><text:line-break/>- <text:span text:style-name="T5">TABITHA: </text:span>I'm dead serious.<text:line-break/><text:line-break/>Yeast Lords is amazing,<text:line-break/><text:line-break/>and it is definitely worth<text:line-break/><text:soft-page-break/>at least a couple hundred bucks.<text:line-break/><text:line-break/>Hey, Lonnie?<text:line-break/>Tell him how much you're willing to pay.<text:line-break/><text:line-break/>- LONNIE: 500, cash.<text:line-break/><text:line-break/>- <text:span text:style-name="T5">BENJAMIN: </text:span>500?<text:line-break/><text:line-break/>- <text:span text:style-name="T6">DUSTY: </text:span>What's wrong?<text:line-break/>These guys owe you some money?<text:line-break/><text:line-break/>- <text:span text:style-name="T6">BENJAMIN: </text:span>No.<text:line-break/><text:line-break/>- <text:span text:style-name="T6">LONNIE: </text:span>Who's that guy?<text:line-break/><text:line-break/>- <text:span text:style-name="T6">BENJAMIN: </text:span>He's my Angel.<text:line-break/><text:line-break/>- <text:span text:style-name="T6">LONNIE: </text:span>Nice.<text:line-break/><text:line-break/>- <text:span text:style-name="T6">TABITHA: </text:span>So, do we have a deal or what?<text:line-break/><text:line-break/>- <text:span text:style-name="T6">BENJAMIN: </text:span>Yeah.<text:line-break/><text:line-break/>- JUDITH: Hi, guys.<text:line-break/><text:line-break/>Did you catch any neat rocks?<text:line-break/><text:line-break/>- <text:span text:style-name="T6">BENJAMIN: </text:span>Yeah. It was fun.<text:line-break/><text:line-break/>- <text:span text:style-name="T6">JUDITH: </text:span>How about you, Duster?<text:line-break/><text:line-break/>- <text:span text:style-name="T6">DUSTY: </text:span>What?<text:line-break/><text:line-break/>- BENJAMIN: Bronco and Vanaya<text:line-break/>began their assault on the yeast factory,<text:line-break/><text:line-break/>but the yeast patty Bronco had previously<text:line-break/>eaten started to make him feel like crap.<text:line-break/><text:line-break/>- <text:span text:style-name="T6">VANAYA: </text:span>Bronco!<text:line-break/><text:line-break/><text:soft-page-break/>We must stop that gunfire<text:line-break/>before it kills Lord Bronco.<text:line-break/><text:line-break/>Well, find something, Kanaya, anything.<text:line-break/><text:line-break/>- <text:span text:style-name="T6">VANAYA: </text:span>Well, not that, you idiot.<text:line-break/><text:line-break/>That's just an old pudding.<text:line-break/><text:line-break/>- <text:span text:style-name="T6">VANAYA: </text:span>Bronco. Are you all right?<text:line-break/><text:line-break/>- <text:span text:style-name="T6">BRONCO: </text:span>What happened?<text:line-break/><text:line-break/>- <text:span text:style-name="T6">VANAYA: </text:span>The fungus beef,<text:line-break/>it's poisoned your spine juice.<text:line-break/><text:line-break/>We must get you out of here.<text:line-break/><text:line-break/>- <text:span text:style-name="T6">BRONCO: </text:span>I can't move.<text:line-break/>My buttocks is completely numb.<text:line-break/><text:line-break/>- <text:span text:style-name="T6">BRONCO: </text:span>Oh, mother. A battle stag.<text:line-break/><text:line-break/>I hate those.<text:line-break/><text:line-break/>- <text:span text:style-name="T6">VANAYA: </text:span>No! Run, Kanaya, run!<text:line-break/><text:line-break/>No, Kanaya, no! Run away!<text:line-break/><text:line-break/>- <text:span text:style-name="T6">LONNIE: </text:span>And action.<text:line-break/><text:line-break/>- <text:span text:style-name="T6">DUSTY: </text:span>Are you all right, Vanaya?<text:line-break/><text:line-break/>- <text:span text:style-name="T6">LONNIE: </text:span>My brother.<text:line-break/>He sacrificed himself, and for nothing.<text:line-break/><text:line-break/>We are yeastless.<text:line-break/><text:line-break/>We are yeastless.<text:line-break/><text:line-break/>- <text:span text:style-name="T6">DUSTY: </text:span>Easy, easy.<text:line-break/><text:line-break/><text:soft-page-break/>Your brother loves you, Vanaya.<text:line-break/><text:line-break/>He'll do anything for you.<text:line-break/><text:line-break/>But Daysius has surely<text:line-break/>destroyed him by now.<text:line-break/><text:line-break/>- <text:span text:style-name="T6">LONNIE: </text:span>He's the chosen one.<text:line-break/><text:line-break/>He was born with flesh pockets.<text:line-break/><text:line-break/>- LONNIE: Haven't you read the prophecies?<text:line-break/><text:line-break/>- DUSTY: No.<text:line-break/><text:line-break/>- LONNIE: We must stop him, Bronco.<text:line-break/><text:line-break/>- DUSTY: Yes, but first<text:line-break/>we must rest our bodies.<text:line-break/><text:line-break/>Come, let's bed down for the eve.<text:line-break/><text:line-break/>- LONNIE: Okay.<text:line-break/><text:line-break/>And...<text:line-break/><text:line-break/>Cut!<text:line-break/><text:line-break/>- <text:span text:style-name="T6">TABITHA: </text:span>Lonnie.<text:line-break/><text:line-break/>Lonnie.<text:line-break/><text:line-break/>And there we go, I think. Is that good?<text:line-break/><text:line-break/>- <text:span text:style-name="T6">LONNIE: </text:span>Yes.<text:line-break/><text:line-break/>- TABATHA: Oh, my gosh, Lonnie, I think all<text:line-break/>the changes you made to the script<text:line-break/><text:line-break/>are so much better than the original.<text:line-break/><text:line-break/>I mean, this will be one<text:line-break/><text:soft-page-break/>of the few movies out there<text:line-break/><text:line-break/>that is actually way better than the book.<text:line-break/><text:line-break/>- <text:span text:style-name="T6">CHEVALIER: </text:span>Without a doubt,<text:line-break/>the best line I've ever written is this,<text:line-break/><text:line-break/>"Referring to her neck, she squawked,<text:line-break/><text:line-break/>"'This isn't a wart,<text:line-break/>this is the chancellor of the galaxy.<text:line-break/><text:line-break/>"'Now let us in."'<text:line-break/><text:line-break/>- <text:span text:style-name="T6">CHEVALIER: </text:span>Next question.<text:line-break/><text:line-break/>Over here.<text:line-break/><text:line-break/>- <text:span text:style-name="T6">FAN1: </text:span>In the second book<text:line-break/>of the Cyborg Harpies trilogy,<text:line-break/><text:line-break/>Tribonius seduces the Borg Queen<text:line-break/><text:line-break/>by playing her an original piece<text:line-break/>of music on his harpy-chord.<text:line-break/><text:line-break/>Can you explain what that music<text:line-break/>was supposed to sound like?<text:line-break/><text:line-break/>- <text:span text:style-name="T6">CHEVALIER: </text:span>Yes. I believe you're referring<text:line-break/>to a piece entitled Gorgana's Lullaby,<text:line-break/><text:line-break/>the notes of which are too numerous<text:line-break/>for the human ear to decipher.<text:line-break/><text:line-break/>I can, however,<text:line-break/>reveal the lyrics to that tune,<text:line-break/><text:line-break/>which until now have been unpublished.<text:line-break/><text:line-break/>- <text:span text:style-name="T6">FAN1: </text:span>That'd be awesome.<text:line-break/><text:line-break/><text:soft-page-break/>- <text:span text:style-name="T6">CHEVALIER: </text:span>"Within my breast-meat, there is a famine<text:line-break/><text:line-break/>"No more sweets in the mammary cannon<text:line-break/><text:line-break/>"You are Gorgana, my eagle, my queen<text:line-break/><text:line-break/>"Your ovaries will destroy me<text:line-break/><text:line-break/>"Collect me in your wings<text:line-break/><text:line-break/>"I am just a man, and I want to breed<text:line-break/><text:line-break/>"Together we will learn to love<text:line-break/><text:line-break/>"You gorgeous hag, you freak machine"<text:line-break/><text:line-break/>- <text:span text:style-name="T6">CHEVALIER: </text:span>Yes, the young man right over here.<text:line-break/><text:line-break/>- <text:span text:style-name="T6">BENJAMIN: </text:span>I recently sold a story that I wrote<text:line-break/>to some independent filmmakers,<text:line-break/><text:line-break/>and I'm worried they're gonna ruin it.<text:line-break/><text:line-break/>I know a lot of your books<text:line-break/>have been made into TV movies,<text:line-break/><text:line-break/>so I'm just wondering<text:line-break/>how you've been able to let go<text:line-break/><text:line-break/>and let somebody else completely<text:line-break/>change the vision of your work.<text:line-break/><text:line-break/>- <text:span text:style-name="T6">CHEVALIER: </text:span>Great question.<text:line-break/>Thank you for firing it at me.<text:line-break/><text:line-break/>I remember early on in my career working<text:line-break/>on the first Harpy mini-series.<text:line-break/><text:line-break/>I told the producers I wanted<text:line-break/>everything to be absolutely real.<text:line-break/><text:line-break/>No special effects.<text:line-break/><text:soft-page-break/>I didn't believe in them and I still don't.<text:line-break/><text:line-break/>And I had a scientist friend<text:line-break/>of mine from MIT build<text:line-break/><text:line-break/>a prototype of some mamocan<text:span text:style-name="T6">on</text:span>s,<text:line-break/>which shot actual lasers.<text:line-break/><text:line-break/>I tried them on<text:line-break/>during a lunch break in front of the crew,<text:line-break/><text:line-break/>and one overheated<text:line-break/>and began to malfunction,<text:line-break/><text:line-break/>and actually exploded<text:line-break/>and maimed a dolly grip.<text:line-break/><text:line-break/>It was very sad.<text:line-break/><text:line-break/>- <text:span text:style-name="T6">BENJAMIN: </text:span>So how do I avoid situations like that?<text:line-break/><text:line-break/>I mean, the idea of somebody<text:line-break/>bastardizing my work really freaks me out.<text:line-break/><text:line-break/>- <text:span text:style-name="T7">CHEVALIER: </text:span>I see. Have they paid you yet?<text:line-break/><text:line-break/>- <text:span text:style-name="T7">BENJAMIN: </text:span>Yeah. They gave me a check.<text:line-break/><text:line-break/>- <text:span text:style-name="T7">CHEVALIER: </text:span>Well, cash that check immediately.<text:line-break/>Enjoy your money.<text:line-break/><text:line-break/>I mean, isn't that why we do what we do,<text:line-break/>dagnammit?<text:line-break/><text:line-break/>For the money, for the riches of the earth.<text:line-break/><text:line-break/>- <text:span text:style-name="T7">CHEVALIER: </text:span>When the future generations will look back,<text:line-break/><text:line-break/>do you think they will remember us<text:line-break/>for our writing?<text:line-break/><text:line-break/>No, but for the wealth<text:line-break/><text:soft-page-break/>we have accumulated.<text:line-break/><text:line-break/>Why do you think I wear this bracelet?<text:line-break/><text:line-break/>- <text:span text:style-name="T7">CHEVALIER: </text:span>And who knows?<text:line-break/>Perhaps these producers may create<text:line-break/><text:line-break/>something even better<text:line-break/>than your original version.<text:line-break/><text:line-break/>Thank you, and thank you for coming.<text:line-break/>Thank you.<text:line-break/><text:line-break/>Thank you very much.<text:line-break/><text:line-break/>- CHEVALIER: You're welcome. Thank you.<text:line-break/><text:line-break/>Hello.<text:line-break/><text:line-break/>- <text:span text:style-name="T7">BENJAMIN: </text:span>Hey. I don't know<text:line-break/>if you remember me or anything.<text:line-break/><text:line-break/>I was actually<text:line-break/>in your workshop at Cletus Fest.<text:line-break/><text:line-break/>- <text:span text:style-name="T7">CHEVALIER: </text:span>Of course. Yes, you look vaguely familiar.<text:line-break/><text:line-break/>- <text:span text:style-name="T7">BENJAMIN: </text:span>I submitted this story called Yeast Lords.<text:line-break/><text:line-break/>I know it didn't win or anything,<text:line-break/><text:line-break/>I was just wondering<text:line-break/>maybe if you had read it,<text:line-break/><text:line-break/>I thought maybe you can<text:line-break/>give me your feedback.<text:line-break/><text:line-break/>- <text:span text:style-name="T7">CHEVALIER: </text:span>No, I don't think I read that one.<text:line-break/><text:line-break/>It must have been one of the other judges.<text:line-break/><text:line-break/>- <text:span text:style-name="T7">BENJAMIN: </text:span>Okay.<text:line-break/><text:soft-page-break/><text:line-break/>- <text:span text:style-name="T7">CHAVALIER: </text:span>Goodbye.<text:line-break/><text:line-break/>- <text:span text:style-name="T7">BENJAMIN: </text:span>Mom.<text:line-break/><text:line-break/>Mom, you need to calm down<text:line-break/>and stop watching yourself cry.<text:line-break/><text:line-break/>- <text:span text:style-name="T7">JUDITH: </text:span>My gosh.<text:line-break/><text:line-break/>I just... You know, I did the inventory<text:line-break/>for the LeVonne's gowns this morning,<text:line-break/><text:line-break/>and it... It appears that<text:line-break/>there's one or two things missing.<text:line-break/><text:line-break/>And that's $100 we don't have this month.<text:line-break/><text:line-break/>I don't know how<text:line-break/>I'm gonna give you a birthday.<text:line-break/><text:line-break/>- <text:span text:style-name="T7">BENJAMIN: </text:span>Don't worry about that, I'm fine.<text:line-break/><text:line-break/>- <text:span text:style-name="T7">JUDITH: </text:span>You know, in the meantime, I might have<text:line-break/>you try to sell some of my Country Balls.<text:line-break/><text:line-break/>You know, maybe we could have, like, a...<text:line-break/>A two-for-one deal.<text:line-break/><text:line-break/>- <text:span text:style-name="T7">BENJAMIN: </text:span>Mom, I am not selling two in a sack.<text:line-break/><text:line-break/>- <text:span text:style-name="T7">JUDITH: </text:span>Come on, feel how heavy these are.<text:line-break/><text:line-break/>- <text:span text:style-name="T7">BENJAMIN: </text:span>Two-for-one Country Balls.<text:line-break/><text:line-break/>Two-for-one Country Balls.<text:line-break/><text:line-break/>- <text:span text:style-name="T7">BENJAMIN: </text:span>Hi. I just need to cash this.<text:line-break/><text:line-break/>- <text:span text:style-name="T7">BANKER: </text:span>This check is post-dated for next year.<text:line-break/><text:line-break/>- <text:span text:style-name="T7">BENJAMIN: </text:span>It is?<text:line-break/><text:soft-page-break/><text:line-break/>- <text:span text:style-name="T7">BANKER: </text:span>Come back in a year from now,<text:line-break/>and we'll see if it clears.<text:line-break/><text:line-break/>- TABATHA: Yeah!<text:line-break/><text:line-break/>- <text:span text:style-name="T7">ANNOUNCER</text:span>:<text:line-break/>Broadcasting live from Saltair Studios<text:line-break/><text:line-break/>here in the Great Basin valley,<text:line-break/><text:line-break/>we bring you The Rod Decker Show,<text:line-break/><text:line-break/>serving your community for over a decade.<text:line-break/><text:line-break/>Your host, Rod Decker.<text:line-break/><text:line-break/>- <text:span text:style-name="T7">ROD: </text:span>Good morning.<text:line-break/>Welcome to The Rod Decker Show.<text:line-break/><text:line-break/>We have some filmmakers here today.<text:line-break/><text:line-break/>Mr. Lonnie Donaho is<text:line-break/>the director of Yeast Lords.<text:line-break/><text:line-break/>Miss Tabatha Jenkins is the producer.<text:line-break/><text:line-break/>And seated next to me is<text:line-break/>Mr. Dusty Crissop. He's the leading man.<text:line-break/><text:line-break/>- <text:span text:style-name="T7">JUDITH: </text:span>Look. It's Dusty.<text:line-break/><text:line-break/>- <text:span text:style-name="T7">ROD: </text:span>These guys are prolific.<text:line-break/>This is your 84th production, Mr. Donaho?<text:line-break/><text:line-break/>- ROD: And what's it about?<text:line-break/><text:line-break/>- <text:span text:style-name="T7">LONNIE: </text:span>Basically, it's a story<text:line-break/>about two lonely souls<text:line-break/><text:line-break/>that find love during<text:line-break/>a time of war and disease.<text:line-break/><text:soft-page-break/><text:line-break/>- <text:span text:style-name="T7">ROD: </text:span>War and disease.<text:line-break/><text:line-break/>Okay, that sounds...<text:line-break/>That sounds interesting. Yeast Lords.<text:line-break/><text:line-break/>Your idea? Did you come up with it?<text:line-break/><text:line-break/>- <text:span text:style-name="T7">LONNIE: </text:span>No way. She bought<text:line-break/>the story from a boy named Benjy Purvis.<text:line-break/><text:line-break/>- <text:span text:style-name="T7">JUDITH: </text:span>This is so neat.<text:line-break/><text:line-break/>- <text:span text:style-name="T7">LONNIE: </text:span>But to be honest,<text:line-break/>his story had some major issues.<text:line-break/><text:line-break/>- <text:span text:style-name="T7">CHEVALIER: </text:span>Bridgette? Some kind<text:line-break/>of troupe of pre-teen amateur circus freaks<text:line-break/><text:line-break/>have made an adaptation<text:line-break/>of Brutus and Balzaak<text:line-break/>without my permission.<text:line-break/><text:line-break/>I'm completely distressed. I can't even<text:line-break/>concentrate on my audio book narration.<text:line-break/><text:line-break/>- <text:span text:style-name="T7">ROD: </text:span>Dusty Crissop, the leading man,<text:line-break/>a movie star.<text:line-break/><text:line-break/>What was it like working with Mr. Donaho?<text:line-break/><text:line-break/>- <text:span text:style-name="T7">LONNIE: </text:span>Lonnie is the best director<text:line-break/>I've ever worked with, by far.<text:line-break/><text:line-break/>I don't know of another director<text:line-break/>who can call "action" one minute,<text:line-break/><text:line-break/>and the next he puts on<text:line-break/>a bald head and he's acting.<text:line-break/><text:line-break/>- <text:span text:style-name="T7">CHEVALIER: </text:span>Yes, I don't know what we can do.<text:line-break/>Can we sue them?<text:line-break/><text:soft-page-break/><text:line-break/>Can we crush them in the press?<text:line-break/><text:line-break/>- DUSTY: It's like working<text:line-break/>with an extension of myself.<text:line-break/><text:line-break/>- <text:span text:style-name="T7">CHEVALIER: </text:span>I know, but if there's<text:line-break/>one thing I can't stand, it's plagiarism.<text:line-break/><text:line-break/>- <text:span text:style-name="T7">ROD: </text:span>We're out of time.<text:line-break/><text:line-break/>If you want to see Yeast Lords,<text:line-break/>premiere is tonight at the Saltair Cinema.<text:line-break/><text:line-break/>And to my guests, break a leg.<text:line-break/><text:line-break/>I think that's<text:line-break/>what they say in show business.<text:line-break/><text:line-break/>Thanks for being here. Good luck to you.<text:line-break/><text:line-break/>- <text:span text:style-name="T7">TABITHA: </text:span>Thanks, Rod.<text:line-break/>- <text:span text:style-name="T7">LONNIE: </text:span>Thank you.<text:line-break/><text:line-break/>- <text:span text:style-name="T7">JUDITH: </text:span>Oh, my gosh. Benjamin.<text:line-break/><text:line-break/>What are you and I gonna<text:line-break/>wear to the premiere?<text:line-break/><text:line-break/>You got to promise me<text:line-break/>you're gonna let me make you something.<text:line-break/><text:line-break/>- MAN: Mr. Donaho?<text:line-break/><text:line-break/>Hi, I'm with the Village Gazette.<text:line-break/>Nice to meet you.<text:line-break/><text:line-break/>- <text:span text:style-name="T7">LONNIE: </text:span>Hi.<text:line-break/><text:line-break/>- <text:span text:style-name="T7">TABITHA: </text:span>Hey, Benjamin. I'm so glad you came.<text:line-break/>How are you?<text:line-break/><text:line-break/><text:soft-page-break/>- <text:span text:style-name="T7">BENJAMIN: </text:span>I'm good.<text:line-break/><text:line-break/>- <text:span text:style-name="T8">LONNIE: </text:span>Nice to see you, Benjy-boy.<text:line-break/><text:line-break/>- <text:span text:style-name="T8">BENJAMIN: </text:span>Hey, Lonnie. This is my mom, Judith.<text:line-break/><text:line-break/>- <text:span text:style-name="T8">LONNIE: </text:span>Hi. I like your matching hippie clothes.<text:line-break/><text:line-break/>- <text:span text:style-name="T8">JUDITH: </text:span>Oh, thank you.<text:line-break/><text:line-break/>- <text:span text:style-name="T8">LONNIE: </text:span>There are important press people here,<text:line-break/><text:line-break/>so don't forget to do<text:line-break/>a nice standing ovation.<text:line-break/><text:line-break/>- <text:span text:style-name="T8">JUDITH: </text:span>You got it.<text:line-break/><text:line-break/>Shall we take our seats?<text:line-break/><text:line-break/>- LONNIE: Daisy had everything.<text:line-break/><text:line-break/>Beauty.<text:line-break/><text:line-break/>Money.<text:line-break/><text:line-break/>A 50-acre horse ranch.<text:line-break/><text:line-break/>A prize-winning stallion.<text:line-break/><text:line-break/>But what she didn't have was<text:line-break/><text:line-break/>Logan, the stable boy.<text:line-break/><text:line-break/>But he was already married to her sister.<text:line-break/><text:line-break/>- <text:span text:style-name="T8">TABITHA: </text:span>Hey, Logan, want to go for a ride?<text:line-break/><text:line-break/>- <text:span text:style-name="T8">BENJAMIN: </text:span>Can we bring old big sis along?<text:line-break/><text:line-break/>- <text:span text:style-name="T8">TABITHA: </text:span>I was thinking it could be just the two of us.<text:line-break/><text:line-break/>Come on in. The water's great.<text:line-break/><text:soft-page-break/><text:line-break/>- <text:span text:style-name="T8">BENJAMIN: </text:span>I don't think that's a good idea.<text:line-break/><text:line-break/>I don't care if you have<text:line-break/>a 50-acre ranch or a prize-winning stallion.<text:line-break/><text:line-break/>I love my wife.<text:line-break/>We have a great physical relationship.<text:line-break/><text:line-break/>- TABA THA: My horse's semen<text:line-break/>is worth $10 million.<text:line-break/><text:line-break/>Investors from all over the world have tried<text:line-break/>everything they can<text:line-break/><text:line-break/>to get their hands on it.<text:line-break/><text:line-break/>- <text:span text:style-name="T8">TABITHA: </text:span>Benjamin.<text:line-break/><text:line-break/>I've only just realized<text:line-break/>that what we shared together onscreen<text:line-break/><text:line-break/>was very real to me.<text:line-break/><text:line-break/>- <text:span text:style-name="T8">BENJAMIN: </text:span>I don't feel very good.<text:line-break/><text:line-break/>- <text:span text:style-name="T8">TABITHA: </text:span>Oh, well, you're nervous about the film,<text:line-break/>aren't you?<text:line-break/><text:line-break/>- <text:span text:style-name="T8">BENJAMIN: </text:span>Yeah.<text:line-break/><text:line-break/>- <text:span text:style-name="T8">TABITHA: </text:span>Well, let's get out of here, then.<text:line-break/><text:line-break/>Let's go someplace<text:line-break/>where we can relax and be alone.<text:line-break/><text:line-break/>- <text:span text:style-name="T8">BENJAMIN: </text:span>Okay.<text:line-break/><text:line-break/>Can you hold on for just a second?<text:line-break/><text:line-break/>- <text:span text:style-name="T8">TABITHA: </text:span>Oh, yeah.<text:line-break/><text:line-break/><text:soft-page-break/>- <text:span text:style-name="T8">LONNIE: </text:span>Come with me to my underground facilities.<text:line-break/><text:line-break/>Working at the yeast facility<text:line-break/>has made my breasts so big<text:line-break/><text:line-break/>and gave me so many diseases.<text:line-break/><text:line-break/>- <text:span text:style-name="T8">VOICE OVER: </text:span>I wish I could've been there for ye.<text:line-break/><text:line-break/>Your brother loves you, Vanaya,<text:line-break/>and he'd do anything for ye.<text:line-break/><text:line-break/>But Daysius has surely<text:line-break/>destroyed him by now.<text:line-break/><text:line-break/>- LONNIE: One of the laser hit my boobs.<text:line-break/><text:line-break/>- <text:span text:style-name="T8">BENJAMIN: </text:span>Okay, we can go.<text:line-break/><text:line-break/>- <text:span text:style-name="T8">TABITHA: </text:span>I thought we could grab a couple of<text:line-break/>sudokus and snuggle up somewhere.<text:line-break/><text:line-break/>- CHEVALIER: Groggily,<text:line-break/>Brutus regained consciousness.<text:line-break/><text:line-break/>There was a numb pain below,<text:line-break/><text:line-break/>some stitches obviously<text:line-break/>sewn by a medical droid.<text:line-break/><text:line-break/>Instantly, Brutus knew that one<text:line-break/>of his reproductive bags had been stolen.<text:line-break/><text:line-break/>- <text:span text:style-name="T8">TABITHA: </text:span>Oh, my gosh, is that<text:line-break/>the new Chevalier book?<text:line-break/><text:line-break/>- <text:span text:style-name="T8">BENJAMIN: </text:span>Read this.<text:line-break/><text:line-break/>- <text:span text:style-name="T8">TABITHA: </text:span>Benjy, don't ruin it for me.<text:line-break/><text:line-break/>- <text:span text:style-name="T8">BENJAMIN: </text:span>Just read it.<text:line-break/><text:line-break/><text:soft-page-break/>- <text:span text:style-name="T8">TABITHA: </text:span>Okay.<text:line-break/><text:line-break/>"As Brutus struggled to free<text:line-break/>himself from the medical pod,<text:line-break/><text:line-break/>"a voice spoke to him<text:line-break/>from across the room.<text:line-break/><text:line-break/>"'I'm sorry, Brutus,<text:line-break/>we had to borrow one of your gonads.<text:line-break/><text:line-break/>"'We're investigating ways<text:line-break/>to strengthen the military."'<text:line-break/><text:line-break/>I don't believe this.<text:line-break/><text:line-break/>- <text:span text:style-name="T8">TABITHA: </text:span>Benjamin, wait, we can get through this.<text:line-break/><text:line-break/>- <text:span text:style-name="T8">BENJAMIN: </text:span>Dusty?<text:line-break/><text:line-break/>What are you doing here?<text:line-break/><text:line-break/>- <text:span text:style-name="T8">DUSTY: </text:span>I brought your wrap gift.<text:line-break/><text:line-break/>- <text:span text:style-name="T8">BENJAMIN: </text:span>Oh.<text:line-break/><text:line-break/>- <text:span text:style-name="T8">DUSTY: </text:span>People hated your movie.<text:line-break/><text:line-break/>Some of them walked out.<text:line-break/><text:line-break/>- <text:span text:style-name="T8">BENJAMIN: </text:span>Yeah, I kind of figured that.<text:line-break/><text:line-break/>- <text:span text:style-name="T8">DUSTY: </text:span>And this guy said<text:line-break/>you stole the whole deal from some book.<text:line-break/><text:line-break/>- <text:span text:style-name="T8">BENJAMIN: </text:span>It's not true.<text:line-break/><text:line-break/>- <text:span text:style-name="T8">DUSTY: </text:span>Yeah. I hit that guy in the face.<text:line-break/><text:line-break/>Then I punched Lonnie in the neck.<text:line-break/><text:line-break/>- <text:span text:style-name="T8">DUSTY: </text:span>Lonnie's a butthole.<text:line-break/><text:soft-page-break/><text:line-break/>Did you hear what he did to my voice?<text:line-break/>I sound like a leprechaun.<text:line-break/><text:line-break/>That's why if somebody messes<text:line-break/>with one of your stories again,<text:line-break/><text:line-break/>you gotta take them out.<text:line-break/><text:line-break/>'Cause you're good.<text:line-break/><text:line-break/>And I'm not saying that<text:line-break/>just 'cause I'm your Guardian Angel.<text:line-break/><text:line-break/>- <text:span text:style-name="T8">BENJAMIN: </text:span>Thanks.<text:line-break/><text:line-break/>- <text:span text:style-name="T8">JUDITH: </text:span>Look.<text:line-break/><text:line-break/>Who's that?<text:line-break/><text:line-break/>Isn't that your hero? He's in town.<text:line-break/><text:line-break/>Maybe after Don Carlos,<text:line-break/>we could drop by the book signing.<text:line-break/><text:line-break/>You know, Don Carlos owns the biggest<text:line-break/>nightgown company in the state,<text:line-break/><text:line-break/>and he wants to see my entire line.<text:line-break/><text:line-break/>I mean, this could be my big ticket.<text:line-break/><text:line-break/>I feel like things are changing for us,<text:line-break/>don't you?<text:line-break/><text:line-break/>And it's gotta be Dusty.<text:line-break/>He's our good luck charm.<text:line-break/><text:line-break/>- <text:span text:style-name="T8">JUDITH: </text:span>Come on. Come on, honey, I need your help.<text:line-break/><text:line-break/>We gotta do a few loads.<text:line-break/><text:line-break/><text:soft-page-break/>Ow.<text:line-break/><text:line-break/>Get her.<text:line-break/><text:line-break/>- JUDITH: Guess this is it.<text:line-break/><text:line-break/>I'm so nervous.<text:line-break/><text:line-break/>I just pray that he likes my collection.<text:line-break/><text:line-break/>How do I look?<text:line-break/><text:line-break/>- <text:span text:style-name="T8">BENJAMIN: </text:span>You look fine.<text:line-break/><text:line-break/>- <text:span text:style-name="T8">JUDITH: </text:span>Wish me luck.<text:line-break/><text:line-break/>- <text:span text:style-name="T8">JUDITH: </text:span>Your house is a real palace.<text:line-break/><text:line-break/>- <text:span text:style-name="T8">DON: </text:span>Hey. I didn't see you there.<text:line-break/><text:line-break/>Love your dress.<text:line-break/><text:line-break/>- <text:span text:style-name="T8">JUDITH: </text:span>Thank you.<text:line-break/><text:line-break/>- <text:span text:style-name="T8">DON: </text:span>Why don't you go into my bedroom<text:line-break/>and undress to your comfort level,<text:line-break/><text:line-break/>and I'll be there in a second.<text:line-break/><text:line-break/>(SIGHS)<text:line-break/><text:line-break/>CHEVALIER: Brutus stood<text:line-break/>at the edge of the pond<text:line-break/><text:line-break/>and held aloft a futuristic cylinder.<text:line-break/><text:line-break/>- <text:span text:style-name="T8">BRUTUS: </text:span>I made us a time capsule.<text:line-break/><text:line-break/>I put a butt-load of keepsakes in it.<text:line-break/><text:line-break/>We can send it floating downstream,<text:line-break/><text:line-break/><text:soft-page-break/>and that way, if we die,<text:line-break/>future generations will learn from us.<text:line-break/><text:line-break/>- <text:span text:style-name="T8">BRUTUS: </text:span>Look at this.<text:line-break/><text:line-break/>It's a friendship stone.<text:line-break/><text:line-break/>Come closer.<text:line-break/><text:line-break/>Let's blow on it.<text:line-break/><text:line-break/>You blow first.<text:line-break/><text:line-break/>- <text:span text:style-name="T9">BENJAMIN: </text:span>What?<text:line-break/><text:line-break/>Mom. What happened?<text:line-break/><text:line-break/>- <text:span text:style-name="T10">JUDITH: </text:span>He wanted me to bed down with him.<text:line-break/><text:line-break/>- <text:span text:style-name="T10">BENJAMIN: </text:span>He what?<text:line-break/><text:line-break/>- <text:span text:style-name="T10">JUDITH: </text:span>He said if I slept with him,<text:line-break/><text:line-break/>that I could have my nightgowns<text:line-break/>in every Penney's across America.<text:line-break/><text:line-break/>But I couldn't do it.<text:line-break/><text:line-break/>Benjamin, no! Benjamin, no!<text:line-break/><text:line-break/>- <text:span text:style-name="T10">BENJAMIN: </text:span>Hey, Don Carlos! How about you come<text:line-break/>down here and fight me like a man!<text:line-break/><text:line-break/>- <text:span text:style-name="T10">JUDITH: </text:span>Benjamin, stop, get back in the car.<text:line-break/><text:line-break/>Benjamin, get back in the car!<text:line-break/><text:line-break/>- BENJAMIN: You think you can harass<text:line-break/>my mom, you fat sack of crap?<text:line-break/><text:line-break/>Come down here and fight me!<text:line-break/><text:line-break/><text:soft-page-break/>- <text:span text:style-name="T10">BENJAMIN: </text:span>Mom, I need you to pop open the trunk<text:line-break/>and run away from the car.<text:line-break/><text:line-break/>- <text:span text:style-name="T10">JUDITH: </text:span>I can't.<text:line-break/><text:line-break/>- <text:span text:style-name="T10">BENJAMIN: </text:span>Just pop open the trunk<text:line-break/>and get out of here.<text:line-break/><text:line-break/>- <text:span text:style-name="T10">JUDITH: </text:span>No, but I can't.<text:line-break/><text:line-break/><text:line-break/><text:line-break/>- <text:span text:style-name="T10">CHEVALIER: </text:span>Hello.<text:line-break/>- <text:span text:style-name="T10">KRISTIE: </text:span>Hi.<text:line-break/><text:line-break/>- <text:span text:style-name="T10">CHAVALIER: </text:span>And who can I make this out to?<text:line-break/><text:line-break/>- <text:span text:style-name="T10">KRISTIE: </text:span>Kristie.<text:line-break/><text:line-break/>- <text:span text:style-name="T10">CHEVALIER: </text:span>Kristie.<text:line-break/><text:line-break/>- <text:span text:style-name="T10">KRISTIE: </text:span>I would just love to step inside your brain<text:line-break/>for a day and see what it's like.<text:line-break/><text:line-break/>Explore its many kingdoms<text:line-break/>and learn its darkest secrets.<text:line-break/><text:line-break/>Take it from someone who lives there,<text:line-break/>you might not be able to handle it.<text:line-break/><text:line-break/>- <text:span text:style-name="T10">CHEVALIER: </text:span>My mind is a landscape<text:line-break/>of mystery, of thrills.<text:line-break/><text:line-break/>A place where even the bravest of travelers<text:line-break/><text:line-break/>would be shaken<text:line-break/>by its geysers of original thought.<text:line-break/><text:line-break/>- <text:span text:style-name="T10">KRISTIE: </text:span>Wow!<text:line-break/><text:line-break/>- <text:span text:style-name="T10">CHEVALIER: </text:span>Hmm.<text:line-break/><text:line-break/><text:soft-page-break/>I know. May the gods bless you.<text:line-break/><text:line-break/>- <text:span text:style-name="T10">BENJAMINl </text:span>Hi.<text:line-break/>- <text:span text:style-name="T10">CHEVALIER: </text:span>Hi.<text:line-break/><text:line-break/>- <text:span text:style-name="T10">BENJAMIN: </text:span>I was wondering<text:line-break/>if you would sign this for me.<text:line-break/><text:line-break/>- <text:span text:style-name="T10">CHEVALIER: </text:span>Excuse me for a moment.</text:p>
      <text:p text:style-name="P3"><text:line-break/>Friends. Friends.<text:line-break/><text:line-break/>I would like to introduce you<text:line-break/>to a dear disciple of mine.<text:line-break/><text:line-break/>This young man standing beside me<text:line-break/><text:line-break/>loved Brutus and Balzaak so much<text:line-break/><text:line-break/>that he turned it into a gripping screen<text:line-break/>adaptation called Yeastie Boys.<text:line-break/><text:line-break/>- <text:span text:style-name="T10">CHEVALIER: </text:span>As a reward for his efforts,<text:line-break/><text:line-break/>Prism Publishing has decided to honor him<text:line-break/><text:line-break/>with an all-expenses-paid trip<text:line-break/><text:line-break/>to any one of the lower 48 states,<text:line-break/><text:line-break/>and this commemorative bean-pillow,<text:line-break/><text:line-break/>mini-size,<text:line-break/><text:line-break/>this jacket,<text:line-break/><text:line-break/>and a trip to Space Camp.<text:line-break/><text:line-break/>- <text:span text:style-name="T10">FAN: </text:span>Awesome.<text:line-break/><text:line-break/>- <text:span text:style-name="T10">CHEVALIER: </text:span>Join me now in a moment of silence<text:line-break/><text:line-break/><text:soft-page-break/>as we commemorate his contribution<text:line-break/>to science and the arts.<text:line-break/><text:line-break/>- <text:span text:style-name="T10">CHEVALIER: </text:span>Put the pillow down, I beg of you.<text:line-break/><text:line-break/>- <text:span text:style-name="T10">BENJAMIN: </text:span>You stole my story.<text:line-break/><text:line-break/>- <text:span text:style-name="T10">CHEVALIER: </text:span>I don't know what you're talking about.<text:line-break/><text:line-break/>- <text:span text:style-name="T10">BENJAMIN: </text:span>All you did was change the character<text:line-break/>names and turn Bronco into a tranny.<text:line-break/><text:line-break/>- <text:span text:style-name="T10">CHAVALIER: </text:span>Shut up.<text:line-break/>I don't know what he's talking about.<text:line-break/><text:line-break/>Please, someone seize him.<text:line-break/><text:line-break/>Seize him.<text:line-break/><text:line-break/>- <text:span text:style-name="T10">BENJAMIN: </text:span>You're a fraud, and all your fans<text:line-break/>should know you're a fraud.<text:line-break/><text:line-break/>- <text:span text:style-name="T10">CHEVALIER: </text:span>Take him away.<text:line-break/><text:line-break/>- MAN: Get lost.<text:line-break/><text:line-break/>- <text:span text:style-name="T10">CHEVALIER: </text:span>But, please, show leniency.<text:line-break/>Always leniency.<text:line-break/><text:line-break/>- GUARD: Open the gate.<text:line-break/><text:line-break/>- <text:span text:style-name="T10">JUDITH: </text:span>Benjamin?<text:line-break/><text:line-break/>Benjamin?<text:line-break/><text:line-break/>Benjamin?<text:line-break/><text:line-break/>Oh, Benjamin. There you are.<text:line-break/><text:line-break/>Oh, honey.<text:line-break/><text:line-break/>This is a terrible place.<text:line-break/><text:soft-page-break/><text:line-break/>- <text:span text:style-name="T10">JUDITH: </text:span>Are you all right?<text:line-break/>You're not wounded, are you?<text:line-break/><text:line-break/>- <text:span text:style-name="T10">BENJAMIN: </text:span>I'm fine.<text:line-break/><text:line-break/>- <text:span text:style-name="T10">JUDITH: </text:span>I don't know how this all happened. I just...<text:line-break/><text:line-break/>You're gonna have to spend<text:line-break/>your birthday in jail.<text:line-break/><text:line-break/>Oh, honey, don't cry. I know I...<text:line-break/><text:line-break/>I brought you some presents.<text:line-break/><text:line-break/>Happy birthday. A popcorn car.<text:line-break/><text:line-break/>Well, I can give it to you later.<text:line-break/><text:line-break/>I've been registering all your stories<text:line-break/><text:line-break/>with the Writers' League<text:line-break/>since you were seven.<text:line-break/><text:line-break/>I thought someday<text:line-break/>you could show it to your kids.<text:line-break/><text:line-break/>- <text:span text:style-name="T10">CHEVALIER: </text:span>"'Aroo? ' questioned Balzaak.<text:line-break/><text:line-break/>"'Don't give me that, you crazy wolf,'<text:line-break/>erupted Brutus.<text:line-break/><text:line-break/>"'You know why I put that in there.<text:line-break/>Perhaps they can clone me.<text:line-break/><text:line-break/>"'And besides,<text:line-break/>it's always good to have a spare."'<text:line-break/><text:line-break/>- <text:span text:style-name="T10">BRONCO: </text:span>Land your stag!<text:line-break/><text:line-break/>- BRONCO: Come on, Daysius.<text:line-break/><text:line-break/><text:soft-page-break/>- <text:span text:style-name="T11">BRONCO: </text:span>Yeah.<text:line-break/><text:line-break/>- <text:span text:style-name="T11">JUDITH: </text:span>Oh, my gosh.<text:line-break/><text:line-break/>Benjamin, you are so talented.<text:line-break/><text:line-break/>This is amazing.<text:line-break/><text:line-break/>- <text:span text:style-name="T11">BENJAMIN: </text:span>So are you, Mom.<text:line-break/><text:line-break/>- <text:span text:style-name="T11">JUDITH: </text:span>What's this?<text:line-break/><text:line-break/>I love you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9:33:29.291461760</meta:creation-date>
    <dc:date>2022-02-16T14:25:21.300220128</dc:date>
    <meta:editing-duration>PT56M3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1" meta:paragraph-count="5" meta:word-count="6858" meta:character-count="37982" meta:non-whitespace-character-count="30236"/>
  </office:meta>
</office:document-meta>
</file>